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" table:formula="of:=[.A2]*8000000" office:value-type="float" office:value="160000000" calcext:value-type="float">
            <text:p>1.60E+08</text:p>
          </table:table-cell>
          <table:table-cell table:number-columns-repeated="4"/>
          <table:table-cell table:style-name="ce1" table:formula="of:=[.F2]*8000000" office:value-type="float" office:value="168000000" calcext:value-type="float">
            <text:p>1.68E+0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7]" office:value-type="float" office:value="0.015625" calcext:value-type="float">
            <text:p>0.015625</text:p>
          </table:table-cell>
          <table:table-cell table:formula="of:=[.B7]*[.A$3]" office:value-type="float" office:value="2500000" calcext:value-type="float">
            <text:p>250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1/[.F7]" office:value-type="float" office:value="0.015625" calcext:value-type="float">
            <text:p>0.015625</text:p>
          </table:table-cell>
          <table:table-cell table:formula="of:=[.G7]*[.F$3]" office:value-type="float" office:value="2625000" calcext:value-type="float">
            <text:p>26250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]*[.A$7]" office:value-type="float" office:value="1024" calcext:value-type="float">
            <text:p>1024</text:p>
          </table:table-cell>
          <table:table-cell table:formula="of:=1/[.B8]" office:value-type="float" office:value="0.0009765625" calcext:value-type="float">
            <text:p>0.0009765625</text:p>
          </table:table-cell>
          <table:table-cell table:formula="of:=[.C8]*[.A$3]" office:value-type="float" office:value="156250" calcext:value-type="float">
            <text:p>15625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8]*[.F$7]" office:value-type="float" office:value="1024" calcext:value-type="float">
            <text:p>1024</text:p>
          </table:table-cell>
          <table:table-cell table:formula="of:=1/[.G8]" office:value-type="float" office:value="0.0009765625" calcext:value-type="float">
            <text:p>0.0009765625</text:p>
          </table:table-cell>
          <table:table-cell table:formula="of:=[.H8]*[.F$3]" office:value-type="float" office:value="164062.5" calcext:value-type="float">
            <text:p>164062.5</text:p>
          </table:table-cell>
          <table:table-cell table:formula="of:=INT([.I8])/[.I8]" office:value-type="float" office:value="0.999996952380952" calcext:value-type="float">
            <text:p>0.9999969524</text:p>
          </table:table-cell>
          <table:table-cell table:formula="of:=1-[.J8]" office:value-type="float" office:value="0.00000304761904756923" calcext:value-type="float">
            <text:p>3.04761904756923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9]*[.A$7]" office:value-type="float" office:value="2048" calcext:value-type="float">
            <text:p>2048</text:p>
          </table:table-cell>
          <table:table-cell table:formula="of:=1/[.B9]" office:value-type="float" office:value="0.00048828125" calcext:value-type="float">
            <text:p>0.0004882813</text:p>
          </table:table-cell>
          <table:table-cell table:formula="of:=[.C9]*[.A$3]" office:value-type="float" office:value="78125" calcext:value-type="float">
            <text:p>781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9]*[.F$7]" office:value-type="float" office:value="2048" calcext:value-type="float">
            <text:p>2048</text:p>
          </table:table-cell>
          <table:table-cell table:formula="of:=1/[.G9]" office:value-type="float" office:value="0.00048828125" calcext:value-type="float">
            <text:p>0.0004882813</text:p>
          </table:table-cell>
          <table:table-cell table:formula="of:=[.H9]*[.F$3]" office:value-type="float" office:value="82031.25" calcext:value-type="float">
            <text:p>82031.2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PB1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bit du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2" calcext:value-type="float">
            <text:p>3.20E+01</text:p>
          </table:table-cell>
          <table:table-cell office:value-type="float" office:value="4" calcext:value-type="float">
            <text:p>4</text:p>
          </table:table-cell>
          <table:table-cell table:formula="of:=[.C13]/[.B13]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3]*(1+([.E13]+1)+([.F13]+1))" office:value-type="float" office:value="2" calcext:value-type="float">
            <text:p>2</text:p>
          </table:table-cell>
          <table:table-cell table:formula="of:=1/[.H1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2" calcext:value-type="float">
            <text:p>4.20E+01</text:p>
          </table:table-cell>
          <table:table-cell office:value-type="float" office:value="12" calcext:value-type="float">
            <text:p>12</text:p>
          </table:table-cell>
          <table:table-cell table:formula="of:=[.C14]/[.B14]" office:value-type="float" office:value="0.285714285714286" calcext:value-type="float">
            <text:p>0.28571428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*(1+([.E14])+([.F14]))" office:value-type="float" office:value="2" calcext:value-type="float">
            <text:p>2</text:p>
          </table:table-cell>
          <table:table-cell table:formula="of:=1/[.H1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0" calcext:value-type="float">
            <text:p>4.00E+01</text:p>
          </table:table-cell>
          <table:table-cell office:value-type="float" office:value="10" calcext:value-type="float">
            <text:p>10</text:p>
          </table:table-cell>
          <table:table-cell table:formula="of:=[.C15]/[.B15]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5]*(1+([.E15])+([.F15]))" office:value-type="float" office:value="2" calcext:value-type="float">
            <text:p>2</text:p>
          </table:table-cell>
          <table:table-cell table:formula="of:=1/[.H15]" office:value-type="float" office:value="0.5" calcext:value-type="float">
            <text:p>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1:08:17.729953437</meta:creation-date>
    <dc:date>2019-01-20T22:26:11.738953251</dc:date>
    <meta:editing-duration>PT6M39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